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figurations2/" manifest:media-type="application/vnd.sun.xml.ui.configuration"/>
  <manifest:file-entry manifest:full-path="Configurations2/accelerator/current.xml" manifest:media-type=""/>
  <manifest:file-entry manifest:full-path="content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scripts/>
  <office:font-face-decls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egoe UI" svg:font-family="'Segoe UI'"/>
    <style:font-face style:font-family-generic="system" style:font-pitch="variable" style:name="Tahoma" svg:font-family="Tahoma"/>
  </office:font-face-decls>
  <office:automatic-styles>
    <style:style style:family="text" style:name="a0650ac"/>
    <style:style style:family="table-cell" style:name="a831d97">
      <style:table-cell-properties/>
    </style:style>
    <style:style style:family="paragraph" style:name="a59c179"/>
    <style:style style:family="text" style:name="a17a1a7"/>
    <style:style style:family="table-cell" style:name="a90716f">
      <style:table-cell-properties/>
    </style:style>
    <style:style style:family="paragraph" style:name="ac97688"/>
    <style:style style:family="text" style:name="a2f142a"/>
    <style:style style:family="table-cell" style:name="aaac8e5">
      <style:table-cell-properties/>
    </style:style>
    <style:style style:family="paragraph" style:name="a357636"/>
    <style:style style:family="text" style:name="a1b7628"/>
    <style:style style:family="table-cell" style:name="ae5a60c">
      <style:table-cell-properties/>
    </style:style>
    <style:style style:family="paragraph" style:name="ab90755"/>
    <style:style style:family="text" style:name="aef4f2f"/>
    <style:style style:family="table-cell" style:name="ae40fc5">
      <style:table-cell-properties/>
    </style:style>
    <style:style style:family="paragraph" style:name="ae5bb94"/>
    <style:style style:family="text" style:name="a85c4f2"/>
    <style:style style:family="table-cell" style:name="aeb44d1">
      <style:table-cell-properties/>
    </style:style>
    <style:style style:family="paragraph" style:name="a3f27fa"/>
    <style:style style:family="text" style:name="a327fb1"/>
    <style:style style:family="table-cell" style:name="a33e890">
      <style:table-cell-properties/>
    </style:style>
    <style:style style:family="paragraph" style:name="ae15a1b"/>
    <style:style style:family="text" style:name="a698478"/>
    <style:style style:family="table-cell" style:name="ab5fc82">
      <style:table-cell-properties/>
    </style:style>
    <style:style style:family="paragraph" style:name="ab64dcc"/>
    <style:style style:family="text" style:name="aa5c536"/>
    <style:style style:family="table-cell" style:name="a8735a4">
      <style:table-cell-properties/>
    </style:style>
    <style:style style:family="paragraph" style:name="a556559"/>
    <style:style style:family="text" style:name="a2db7d9"/>
    <style:style style:family="table-cell" style:name="a734455">
      <style:table-cell-properties/>
    </style:style>
    <style:style style:family="paragraph" style:name="ad45006"/>
    <style:style style:family="text" style:name="a8c1805"/>
    <style:style style:family="table-cell" style:name="ad6b70a">
      <style:table-cell-properties/>
    </style:style>
    <style:style style:family="paragraph" style:name="a3254f9"/>
    <style:style style:family="text" style:name="ac70b86"/>
    <style:style style:family="table-cell" style:name="a3cfb7f">
      <style:table-cell-properties/>
    </style:style>
    <style:style style:family="paragraph" style:name="a693745"/>
    <style:style style:family="table-column" style:name="co1">
      <style:table-column-properties fo:break-before="auto" style:column-width="2.258cm"/>
    </style:style>
    <style:style style:family="table-row" style:name="ro1">
      <style:table-row-properties fo:break-before="auto" style:row-height="0.432cm" style:use-optimal-row-height="true"/>
    </style:style>
    <style:style style:family="table-row" style:name="ro2">
      <style:table-row-properties fo:break-before="auto" style:row-height="0.452cm" style:use-optimal-row-height="true"/>
    </style:style>
    <style:style style:family="table" style:master-page-name="Default" style:name="ta1">
      <style:table-properties style:writing-mode="lr-tb" table:display="true"/>
    </style:style>
    <style:style style:family="table" style:master-page-name="Default" style:name="a5d794f">
      <style:table-properties style:rel-width="100%" style:writing-mode="lr-tb" table:display="true"/>
    </style:style>
  </office:automatic-styles>
  <office:body>
    <office:spreadsheet>
      <table:table table:name="Sheet1" table:style-name="a5d794f">
        <table:table-column table:default-cell-style-name="Default" table:style-name="co1"/>
        <table:table-column table:number-columns-repeated="2"/>
        <table:table-column/>
        <table:table-column/>
        <table:table-row table:style-name="ro1">
          <table:table-cell office:value="1" office:value-type="float">
            <text:p>1</text:p>
          </table:table-cell>
          <table:table-cell office:value="2" office:value-type="float">
            <text:p>2</text:p>
          </table:table-cell>
          <table:table-cell office:value="3" office:value-type="float">
            <text:p>3</text:p>
          </table:table-cell>
          <table:table-cell office:value="4" office:value-type="float" table:style-name="a3cfb7f">
            <text:p text:style-name="a693745"><text:span text:style-name="ac70b86">4</text:span></text:p>
          </table:table-cell>
          <table:table-cell office:value="5" office:value-type="float" table:style-name="ad6b70a">
            <text:p text:style-name="a3254f9"><text:span text:style-name="a8c1805">5</text:span></text:p>
          </table:table-cell>
        </table:table-row>
        <table:table-row>
          <table:table-cell office:value="2" office:value-type="float" table:style-name="a734455">
            <text:p text:style-name="ad45006"><text:span text:style-name="a2db7d9">2</text:span></text:p>
          </table:table-cell>
          <table:table-cell office:value="3" office:value-type="float" table:style-name="ab5fc82">
            <text:p text:style-name="ab64dcc"><text:span text:style-name="a698478">3</text:span></text:p>
          </table:table-cell>
          <table:table-cell office:value="4" office:value-type="float" table:style-name="aeb44d1">
            <text:p text:style-name="a3f27fa"><text:span text:style-name="a85c4f2">4</text:span></text:p>
          </table:table-cell>
          <table:table-cell office:value="5" office:value-type="float" table:style-name="ae5a60c">
            <text:p text:style-name="ab90755"><text:span text:style-name="a1b7628">5</text:span></text:p>
          </table:table-cell>
          <table:table-cell office:value="6" office:value-type="float" table:style-name="a90716f">
            <text:p text:style-name="ac97688"><text:span text:style-name="a17a1a7">6</text:span></text:p>
          </table:table-cell>
        </table:table-row>
        <table:table-row>
          <table:table-cell office:value="3" office:value-type="float" table:style-name="a8735a4">
            <text:p text:style-name="a556559"><text:span text:style-name="aa5c536">3</text:span></text:p>
          </table:table-cell>
          <table:table-cell office:value="4" office:value-type="float" table:style-name="a33e890">
            <text:p text:style-name="ae15a1b"><text:span text:style-name="a327fb1">4</text:span></text:p>
          </table:table-cell>
          <table:table-cell office:value="5" office:value-type="float" table:style-name="ae40fc5">
            <text:p text:style-name="ae5bb94"><text:span text:style-name="aef4f2f">5</text:span></text:p>
          </table:table-cell>
          <table:table-cell office:value="6" office:value-type="float" table:style-name="aaac8e5">
            <text:p text:style-name="a357636"><text:span text:style-name="a2f142a">6</text:span></text:p>
          </table:table-cell>
          <table:table-cell office:value="7" office:value-type="float" table:style-name="a831d97">
            <text:p text:style-name="a59c179"><text:span text:style-name="a0650ac">7</text:span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egoe UI" svg:font-family="'Segoe UI'"/>
    <style:font-face style:font-family-generic="system" style:font-pitch="variable" style:name="Tahoma" svg:font-family="Tahoma"/>
  </office:font-face-decls>
  <office:styles>
    <style:default-style style:family="table-cell">
      <style:paragraph-properties style:tab-stop-distance="1.25cm"/>
      <style:text-properties fo:country="DE" fo:language="de" style:country-asian="CN" style:country-complex="IN" style:font-name="Arial" style:font-name-asian="Segoe UI" style:font-name-complex="Tahoma" style:language-asian="zh" style:language-complex="hi"/>
    </style:default-style>
    <number:number-style style:name="N0">
      <number:number number:min-integer-digits="1"/>
    </number:number-style>
    <number:currency-style style:name="N106P0" style:volatile="true">
      <number:number number:decimal-places="2" number:grouping="true" number:min-integer-digits="1"/>
      <number:text> </number:text>
      <number:currency-symbol number:country="DE" number:language="de">€</number:currency-symbol>
    </number:currency-style>
    <number:currency-style style:name="N106">
      <style:text-properties fo:color="#ff0000"/>
      <number:text>-</number:text>
      <number:number number:decimal-places="2" number:grouping="true" number:min-integer-digits="1"/>
      <number:text> </number:text>
      <number:currency-symbol number:country="DE" number:language="de">€</number:currency-symbol>
      <style:map style:apply-style-name="N106P0" style:condition="value()&gt;=0"/>
    </number:currency-style>
    <style:style style:family="table-cell" style:name="Default">
      <style:text-properties style:font-name-asian="Microsoft YaHei" style:font-name-complex="Mangal"/>
    </style:style>
    <style:style style:family="table-cell" style:name="Result" style:parent-style-name="Default">
      <style:text-properties fo:font-style="italic" fo:font-weight="bold" style:text-underline-color="font-color" style:text-underline-style="solid" style:text-underline-width="auto"/>
    </style:style>
    <style:style style:data-style-name="N106" style:family="table-cell" style:name="Result2" style:parent-style-name="Result"/>
    <style:style style:family="table-cell" style:name="Heading" style:parent-style-name="Default">
      <style:table-cell-properties style:repeat-content="false" style:text-align-source="fix"/>
      <style:paragraph-properties fo:text-align="center"/>
      <style:text-properties fo:font-size="16pt" fo:font-style="italic" fo:font-weight="bold"/>
    </style:style>
    <style:style style:family="table-cell" style:name="Heading1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argin-bottom="0.25cm" fo:margin-left="0cm" fo:margin-right="0cm" fo:min-height="0.75cm"/>
      </style:header-style>
      <style:footer-style>
        <style:header-footer-properties fo:margin-left="0cm" fo:margin-right="0cm" fo:margin-top="0.25cm" fo:min-height="0.75cm"/>
      </style:footer-style>
    </style:page-layout>
    <style:page-layout style:name="Mpm2">
      <style:page-layout-properties style:writing-mode="lr-tb"/>
      <style:header-style>
        <style:header-footer-properties fo:background-color="#c0c0c0" fo:border="2.49pt solid #000000" fo:margin-bottom="0.25cm" fo:margin-left="0cm" fo:margin-right="0cm" fo:min-height="0.75cm" fo:padding="0.018cm">
          <style:background-image/>
        </style:header-footer-properties>
      </style:header-style>
      <style:footer-style>
        <style:header-footer-properties fo:background-color="#c0c0c0" fo:border="2.49pt solid #000000" fo:margin-left="0cm" fo:margin-right="0cm" fo:margin-top="0.25cm" fo:min-height="0.75cm" fo:padding="0.018cm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07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 office:version="1.2">
  <office:meta>
    <meta:creation-date>2013-11-07T11:36:12.890000000</meta:creation-date>
    <meta:document-statistic meta:cell-count="0" meta:object-count="0" meta:table-count="1"/>
    <meta:generator>StarOffice/8$Win32 OpenOffice.org_project/680m18$Build-9161</meta:generator>
    <dc:date>2015-01-16T15:19:26</dc:date>
    <meta:editing-cycles>2</meta:editing-cycles>
    <meta:editing-duration>PT0.054S</meta:editing-duration>
  </office:meta>
</office:document-meta>
</file>